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0f6383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uk" fo:country="UA" style:font-size-asian="14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uk" fo:country="UA" fo:font-weight="bold" style:font-size-asian="14pt" style:font-weight-asian="bold"/>
    </style:style>
    <style:style style:name="P5" style:family="paragraph" style:parent-style-name="Standard" style:master-page-name="Standard">
      <style:paragraph-properties fo:margin-top="0cm" fo:margin-bottom="0cm" style:contextual-spacing="false" fo:line-height="150%" fo:text-align="center" style:justify-single-word="false" style:page-number="auto"/>
    </style:style>
    <style:style style:name="P6" style:family="paragraph" style:parent-style-name="Standard">
      <style:paragraph-properties fo:margin-left="6.906cm" fo:margin-right="0cm" fo:margin-top="0cm" fo:margin-bottom="0cm" style:contextual-spacing="false" fo:line-height="150%" fo:text-align="start" style:justify-single-word="false" fo:text-indent="-0.026cm" style:auto-text-indent="false">
        <style:tab-stops>
          <style:tab-stop style:position="7.038cm"/>
        </style:tab-stops>
      </style:paragraph-properties>
    </style:style>
    <style:style style:name="P7" style:family="paragraph" style:parent-style-name="Standard">
      <style:paragraph-properties fo:margin-left="6.906cm" fo:margin-right="0cm" fo:margin-top="0cm" fo:margin-bottom="0cm" style:contextual-spacing="false" fo:line-height="150%" fo:text-align="start" style:justify-single-word="false" fo:text-indent="-0.026cm" style:auto-text-indent="false">
        <style:tab-stops>
          <style:tab-stop style:position="7.038cm"/>
        </style:tab-stops>
      </style:paragraph-properties>
      <style:text-properties officeooo:paragraph-rsid="0010860b"/>
    </style:style>
    <style:style style:name="P8" style:family="paragraph" style:parent-style-name="Standard">
      <style:paragraph-properties fo:margin-left="6.906cm" fo:margin-right="0cm" fo:margin-top="0cm" fo:margin-bottom="0cm" style:contextual-spacing="false" fo:line-height="150%" fo:text-align="start" style:justify-single-word="false" fo:text-indent="-0.026cm" style:auto-text-indent="false">
        <style:tab-stops>
          <style:tab-stop style:position="7.038cm"/>
        </style:tab-stops>
      </style:paragraph-properties>
      <style:text-properties officeooo:paragraph-rsid="000f6383"/>
    </style:style>
    <style:style style:name="T1" style:family="text">
      <style:text-properties style:font-name="Times New Roman" fo:font-size="14pt" fo:language="uk" fo:country="UA" style:font-size-asian="14pt"/>
    </style:style>
    <style:style style:name="T2" style:family="text">
      <style:text-properties style:font-name="Times New Roman" fo:font-size="14pt" fo:language="uk" fo:country="UA" officeooo:rsid="000f6383" style:font-size-asian="14pt"/>
    </style:style>
    <style:style style:name="T3" style:family="text">
      <style:text-properties style:font-name="Times New Roman" fo:font-size="14pt" fo:language="uk" fo:country="UA" officeooo:rsid="0010860b" style:font-size-asian="14pt"/>
    </style:style>
    <style:style style:name="T4" style:family="text">
      <style:text-properties style:font-name="Times New Roman" fo:font-size="14pt" fo:language="uk" fo:country="UA" fo:font-weight="bold" style:font-size-asian="14pt" style:font-weight-asian="bold"/>
    </style:style>
    <style:style style:name="T5" style:family="text">
      <style:text-properties style:font-name="Times New Roman" fo:font-size="22pt" fo:language="uk" fo:country="UA" fo:font-weight="bold" style:font-size-asian="22pt" style:font-weight-asian="bold"/>
    </style:style>
    <style:style style:name="T6" style:family="text">
      <style:text-properties style:font-name="Times New Roman" fo:font-size="18pt" fo:language="uk" fo:country="UA" fo:font-weight="bold" officeooo:rsid="00044b67" style:font-size-asian="18pt" style:font-weight-asian="bold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Державний вищий навчальний заклад</text:span></text:p>
      <text:p text:style-name="P1"><text:span text:style-name="T1">«Ужгородський національний університет»</text:span></text:p>
      <text:p text:style-name="P1"><text:span text:style-name="T1">Математичний факультет </text:span><text:span text:style-name="T3">(денне відділення)</text:span></text:p>
      <text:p text:style-name="P1"><text:span text:style-name="T1">Кафедра системного аналізу і теорії оптимізації</text:span></text:p>
      <text:p text:style-name="P3"/>
      <text:p text:style-name="P3"/>
      <text:p text:style-name="P3"/>
      <text:p text:style-name="P3"/>
      <text:p text:style-name="P1"><text:span text:style-name="T5">Пояснювальна записка</text:span></text:p>
      <text:p text:style-name="P1"><text:span text:style-name="T1">до дипломної роботи</text:span></text:p>
      <text:p text:style-name="P1"><text:span text:style-name="T4">магістра</text:span></text:p>
      <text:p text:style-name="P4"/>
      <text:p text:style-name="P1"><text:span text:style-name="T1">на тему</text:span></text:p>
      <text:p text:style-name="P2"><text:span text:style-name="T1">«</text:span><text:span text:style-name="T6">Оцінка точності і обчислювальної складності наближеного глобального розв’язування нелінійних функціональних рівнянь</text:span><text:span text:style-name="T1">»</text:span></text:p>
      <text:p text:style-name="P3"/>
      <text:p text:style-name="P3"/>
      <text:p text:style-name="P3"/>
      <text:p text:style-name="P6"><text:span text:style-name="T1">Виконав студент </text:span><text:span text:style-name="T2">5</text:span><text:span text:style-name="T1"> курсу, групи </text:span><text:span text:style-name="T3">П51</text:span></text:p>
      <text:p text:style-name="P7"><text:span text:style-name="T1">спеціальності </text:span><text:span text:style-name="T3">8.04030101</text:span><text:span text:style-name="T1"> – </text:span><text:span text:style-name="T3">прикладна </text:span><text:span text:style-name="T1">математика</text:span></text:p>
      <text:p text:style-name="P8"><text:span text:style-name="T2">Гуснай Ю. </text:span><text:span text:style-name="T3">В.</text:span></text:p>
      <text:p text:style-name="P6"><text:span text:style-name="T1">Керівник: </text:span><text:span text:style-name="T3">проф. </text:span><text:span text:style-name="T2">Бабич М.Д.</text:span></text:p>
      <text:p text:style-name="P6"><text:span text:style-name="T1">Рецензент: </text:span><text:span text:style-name="T3">доц. каф. КСМ ІТФ Мамай Л.М.</text:span></text:p>
      <text:p text:style-name="P3"/>
      <text:p text:style-name="P3"/>
      <text:p text:style-name="P3"/>
      <text:p text:style-name="P1"><text:span text:style-name="T1">Ужгород – 2013 рок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letter-kerning="true" style:font-size-asian="11pt" style:language-asian="uk" style:country-asian="U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uk" fo:country="UA" style:letter-kerning="true" style:font-name-asian="Calibri1" style:font-size-asian="11pt" style:language-asian="uk" style:country-asian="UA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fo:language="ru" fo:country="RU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Беата</meta:initial-creator>
    <dc:creator>Yuriy Husnay</dc:creator>
    <meta:editing-cycles>5</meta:editing-cycles>
    <meta:creation-date>2013-04-24T07:45:00</meta:creation-date>
    <dc:date>2013-05-07T23:03:22</dc:date>
    <meta:editing-duration>PT4M54S</meta:editing-duration>
    <meta:generator>LibreOffice/4.0.2.2$Linux_X86_64 LibreOffice_project/4c82dcdd6efcd48b1d8bba66bfe1989deee49c3</meta:generator>
    <meta:document-statistic meta:table-count="0" meta:image-count="0" meta:object-count="0" meta:page-count="1" meta:paragraph-count="15" meta:word-count="63" meta:character-count="508" meta:non-whitespace-character-count="4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